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Liberation Serif" fo:font-size="12pt" officeooo:paragraph-rsid="001da418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officeooo:rsid="001da418" officeooo:paragraph-rsid="001da418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officeooo:rsid="001da418" officeooo:paragraph-rsid="00243ec8" style:font-size-asian="12pt" style:font-size-complex="12pt"/>
    </style:style>
    <style:style style:name="P4" style:family="paragraph" style:parent-style-name="Standard">
      <style:text-properties fo:color="#000000" loext:opacity="100%" style:font-name="Liberation Serif" fo:font-size="12pt" officeooo:rsid="00243ec8" officeooo:paragraph-rsid="00243ec8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fo:font-weight="normal" officeooo:paragraph-rsid="001da418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Liberation Serif" fo:font-size="12pt" fo:font-weight="normal" officeooo:paragraph-rsid="00243ec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officeooo:rsid="001da418" officeooo:paragraph-rsid="001da418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da418" officeooo:paragraph-rsid="00243ec8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e699a" officeooo:paragraph-rsid="00243ec8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e699a" officeooo:paragraph-rsid="001e699a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fcb34" officeooo:paragraph-rsid="00243ec8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fcb34" officeooo:paragraph-rsid="001fcb34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2199db" officeooo:paragraph-rsid="00243ec8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199db" officeooo:paragraph-rsid="002199db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199db" officeooo:paragraph-rsid="0021c52f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1c52f" officeooo:paragraph-rsid="00243ec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1c52f" officeooo:paragraph-rsid="0021c52f" style:font-size-asian="12pt" style:font-size-complex="12pt"/>
    </style:style>
    <style:style style:name="T1" style:family="text">
      <style:text-properties officeooo:rsid="001da418"/>
    </style:style>
    <style:style style:name="T2" style:family="text">
      <style:text-properties officeooo:rsid="001fcb34"/>
    </style:style>
    <style:style style:name="T3" style:family="text">
      <style:text-properties officeooo:rsid="0020b45e"/>
    </style:style>
    <style:style style:name="T4" style:family="text">
      <style:text-properties officeooo:rsid="0021c52f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da418"/>
    </style:style>
    <style:style style:name="T8" style:family="text">
      <style:text-properties fo:font-variant="normal" fo:text-transform="none" fo:letter-spacing="normal" fo:font-style="normal" fo:font-weight="normal" officeooo:rsid="001fcb34"/>
    </style:style>
    <style:style style:name="T9" style:family="text">
      <style:text-properties fo:font-variant="normal" fo:text-transform="none" fo:letter-spacing="normal" fo:font-style="normal" fo:font-weight="normal" officeooo:rsid="00243ec8"/>
    </style:style>
    <style:style style:name="T10" style:family="text">
      <style:text-properties fo:font-variant="normal" fo:text-transform="none" fo:letter-spacing="normal" fo:font-style="normal" officeooo:rsid="001da418"/>
    </style:style>
    <style:style style:name="T11" style:family="text">
      <style:text-properties fo:font-variant="normal" fo:text-transform="none" fo:letter-spacing="normal" fo:font-style="normal" officeooo:rsid="001fcb34"/>
    </style:style>
    <style:style style:name="T12" style:family="text">
      <style:text-properties fo:font-variant="normal" fo:text-transform="none" style:font-name="Helvetica Neue" fo:font-size="10.5pt" fo:letter-spacing="normal" fo:font-style="normal" officeooo:rsid="001da418"/>
    </style:style>
    <style:style style:name="T13" style:family="text">
      <style:text-properties fo:font-variant="normal" fo:text-transform="none" style:font-name="Helvetica Neue" fo:font-size="10.5pt" fo:letter-spacing="normal" fo:font-style="normal" fo:font-weight="normal"/>
    </style:style>
    <style:style style:name="T14" style:family="text">
      <style:text-properties fo:font-variant="normal" fo:text-transform="none" style:font-name="Helvetica Neue" fo:font-size="10.5pt" fo:letter-spacing="normal" fo:font-style="normal" fo:font-weight="normal" officeooo:rsid="001fcb34"/>
    </style:style>
    <style:style style:name="T15" style:family="text">
      <style:text-properties fo:font-variant="normal" fo:text-transform="none" style:font-name="Helvetica Neue" fo:font-size="10.5pt" fo:letter-spacing="normal" fo:font-style="normal" fo:font-weight="normal" officeooo:rsid="00243ec8"/>
    </style:style>
    <style:style style:name="T16" style:family="text">
      <style:text-properties fo:font-variant="normal" fo:text-transform="none" style:font-name="Helvetica Neue" fo:font-size="10.5pt" fo:letter-spacing="normal" fo:font-style="normal" fo:font-weight="normal" officeooo:rsid="001da418"/>
    </style:style>
    <style:style style:name="T17" style:family="text">
      <style:text-properties fo:font-variant="normal" fo:text-transform="none" fo:font-size="10.5pt" fo:letter-spacing="normal" fo:font-style="normal" officeooo:rsid="001da418"/>
    </style:style>
    <style:style style:name="T18" style:family="text">
      <style:text-properties fo:font-variant="normal" fo:text-transform="none" fo:font-size="10.5pt" fo:letter-spacing="normal" fo:font-style="normal" fo:font-weight="normal"/>
    </style:style>
    <style:style style:name="T19" style:family="text">
      <style:text-properties fo:font-variant="normal" fo:text-transform="none" fo:font-size="10.5pt" fo:letter-spacing="normal" fo:font-style="normal" fo:font-weight="normal" officeooo:rsid="001da418"/>
    </style:style>
    <style:style style:name="T20" style:family="text">
      <style:text-properties fo:font-variant="normal" fo:text-transform="none" fo:font-size="10.5pt" fo:letter-spacing="normal" fo:font-style="normal" fo:font-weight="normal" officeooo:rsid="001fcb34"/>
    </style:style>
    <style:style style:name="T21" style:family="text">
      <style:text-properties fo:font-variant="normal" fo:text-transform="none" fo:font-size="10.5pt" fo:letter-spacing="normal" fo:font-style="normal" fo:font-weight="normal" officeooo:rsid="00243ec8"/>
    </style:style>
    <style:style style:name="T22" style:family="text">
      <style:text-properties officeooo:rsid="002526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p/cidr- <text:s text:c="41"/>host- <text:span text:style-name="T22">2n(30-cidr)-2</text:span></text:p>
      <text:p text:style-name="P7"><text:s text:c="26"/></text:p>
      <text:p text:style-name="P8"/>
      <text:p text:style-name="P8">ip/cidr- <text:s text:c="3"/>1.1.1.1/8 <text:s text:c="11"/></text:p>
      <text:p text:style-name="P7">00000001.00000001.00000001.00000001</text:p>
      <text:p text:style-name="P8"/>
      <text:p text:style-name="P8">subnet- <text:s/>255.0.0.0</text:p>
      <text:p text:style-name="P7">11111111.00000000.00000000.00000000</text:p>
      <text:p text:style-name="P8"/>
      <text:p text:style-name="P8">network-1.0.0.0</text:p>
      <text:p text:style-name="P8"/>
      <text:p text:style-name="P8"><text:s/>gateway-1.0.0.1</text:p>
      <text:p text:style-name="P9"/>
      <text:p text:style-name="P9"><text:span text:style-name="T1">host-</text:span>16.777.214</text:p>
      <text:p text:style-name="P7"/>
      <text:p text:style-name="P7"/>
      <text:p text:style-name="P7"/>
      <text:p text:style-name="P8">ip/cidr- <text:s text:c="3"/>128.1.6.5/12</text:p>
      <text:p text:style-name="P10">10000000.00000001.00000110.00000101</text:p>
      <text:p text:style-name="P9"/>
      <text:p text:style-name="P9"><text:span text:style-name="T1">subnet- <text:s/></text:span>255.198.0.0</text:p>
      <text:p text:style-name="P10">11111111.<text:span text:style-name="T2">11000000.00000000.00000000</text:span></text:p>
      <text:p text:style-name="P11"/>
      <text:p text:style-name="P11"><text:span text:style-name="T1">network-</text:span>128.<text:span text:style-name="T3">0</text:span>.0.0</text:p>
      <text:p text:style-name="P11"/>
      <text:p text:style-name="P11"><text:span text:style-name="T1"><text:s/>gateway-</text:span>128.1.0.1</text:p>
      <text:p text:style-name="P13"/>
      <text:p text:style-name="P13"><text:span text:style-name="T1">host-</text:span>1.048.574</text:p>
      <text:p text:style-name="P12"/>
      <text:p text:style-name="P12"/>
      <text:p text:style-name="P12"/>
      <text:p text:style-name="P8">ip/cidr- <text:s text:c="3"/>200.1.2.3/24</text:p>
      <text:p text:style-name="P14">11001010.00000001.00000110.00000011</text:p>
      <text:p text:style-name="P13"/>
      <text:p text:style-name="P13"><text:span text:style-name="T1">subnet- <text:s/></text:span>255.255.255.0</text:p>
      <text:p text:style-name="P14">11111111.11111111.11111111.<text:span text:style-name="T2">00000000</text:span></text:p>
      <text:p text:style-name="P13"/>
      <text:p text:style-name="P13"><text:span text:style-name="T1">network-</text:span>200.1.2.0</text:p>
      <text:p text:style-name="P13"/>
      <text:p text:style-name="P13"><text:span text:style-name="T1"><text:s/>gateway-</text:span>200.1.2.1</text:p>
      <text:p text:style-name="P13"/>
      <text:p text:style-name="P13"><text:span text:style-name="T1">host-</text:span>256</text:p>
      <text:p text:style-name="P14"/>
      <text:p text:style-name="P14"/>
      <text:p text:style-name="P14"/>
      <text:p text:style-name="P8">ip/cidr- <text:s text:c="3"/>192.192.1.1/22</text:p>
      <text:p text:style-name="P14">11000000.11000000.00000001.00000001</text:p>
      <text:p text:style-name="P13"/>
      <text:p text:style-name="P13"><text:span text:style-name="T1">subnet- <text:s/></text:span>255.255.252.0</text:p>
      <text:p text:style-name="P14">11111111.11111111.11111100.<text:span text:style-name="T2">00000000</text:span></text:p>
      <text:p text:style-name="P13"/>
      <text:p text:style-name="P13"><text:span text:style-name="T1">network-</text:span>192.192.0.0</text:p>
      <text:p text:style-name="P13"><text:soft-page-break/></text:p>
      <text:p text:style-name="P13"><text:span text:style-name="T1">gateway-</text:span>192.192.0.1</text:p>
      <text:p text:style-name="P16"/>
      <text:p text:style-name="P16"><text:span text:style-name="T1">host-</text:span>1.022</text:p>
      <text:p text:style-name="P17"/>
      <text:p text:style-name="P17"/>
      <text:p text:style-name="P17"/>
      <text:p text:style-name="P8">ip/cidr- <text:s text:c="3"/>126.5.4.3/9</text:p>
      <text:p text:style-name="P17">01111110.00-000101.00000100.000000011</text:p>
      <text:p text:style-name="P16"/>
      <text:p text:style-name="P16"><text:span text:style-name="T1">subnet <text:s/></text:span>255.1.0.0</text:p>
      <text:p text:style-name="P15">11111111.<text:span text:style-name="T4">0000000</text:span>1.<text:span text:style-name="T2">00000000</text:span>.<text:span text:style-name="T2">00000000</text:span></text:p>
      <text:p text:style-name="P16"/>
      <text:p text:style-name="P16"><text:span text:style-name="T1">network-</text:span>126.0.0.0</text:p>
      <text:p text:style-name="P16"/>
      <text:p text:style-name="P16"><text:span text:style-name="T1"><text:s/>gateway-</text:span>126.0.0.1</text:p>
      <text:p text:style-name="P16"/>
      <text:p text:style-name="P16"><text:span text:style-name="T1">host-</text:span>2097152</text:p>
      <text:p text:style-name="P17"/>
      <text:p text:style-name="P2"/>
      <text:p text:style-name="P2"/>
      <text:p text:style-name="P2"/>
      <text:p text:style-name="P3">ip/cidr- <text:s text:c="3"/>200.1.9.8/24</text:p>
      <text:p text:style-name="P1"><text:span text:style-name="T7">11001000.00000001.00001001. 00001000 </text:span></text:p>
      <text:p text:style-name="P6"><text:span text:style-name="T10"/></text:p>
      <text:p text:style-name="P6"><text:span text:style-name="T10">subnet- <text:s/>255.255.255.0 </text:span></text:p>
      <text:p text:style-name="P13"><text:span text:style-name="T10">11111111.11111111.11111111.</text:span><text:span text:style-name="T11">00000000</text:span></text:p>
      <text:p text:style-name="P4"><text:span text:style-name="T7"/></text:p>
      <text:p text:style-name="P4"><text:span text:style-name="T7">network-</text:span><text:span text:style-name="T8">200.1.9.0</text:span><text:span text:style-name="T11"> </text:span></text:p>
      <text:p text:style-name="P4"><text:span text:style-name="T10"/></text:p>
      <text:p text:style-name="P4"><text:span text:style-name="T10">gateway-</text:span><text:span text:style-name="T11">2</text:span><text:span text:style-name="T5">00.1.9.1</text:span></text:p>
      <text:p text:style-name="P4"><text:span text:style-name="T10"/></text:p>
      <text:p text:style-name="P4"><text:span text:style-name="T10">host-</text:span><text:span text:style-name="T5">254</text:span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5"><text:span text:style-name="T10"/></text:p>
      <text:p text:style-name="P2"/>
      <text:p text:style-name="P3">ip/cidr- <text:s text:c="3"/>172.16.0.4/16</text:p>
      <text:p text:style-name="P2"><text:span text:style-name="T6">10101100.00010000. 00000000.00000100</text:span> </text:p>
      <text:p text:style-name="P3"><text:span text:style-name="T6"/></text:p>
      <text:p text:style-name="P3"><text:span text:style-name="T6">subnet- <text:s/>255.255.0.0</text:span> </text:p>
      <text:p text:style-name="P2"><text:span text:style-name="T6">11111111.11111111. 00000000.00000000</text:span> </text:p>
      <text:p text:style-name="P3"><text:span text:style-name="T6"/></text:p>
      <text:p text:style-name="P3"><text:span text:style-name="T6">network-172.16.0.0</text:span> </text:p>
      <text:p text:style-name="P3"><text:span text:style-name="T6"/></text:p>
      <text:p text:style-name="P3"><text:span text:style-name="T6">gateway-172.16.0.</text:span><text:span text:style-name="T9">1</text:span></text:p>
      <text:p text:style-name="P4"/>
      <text:p text:style-name="P4"><text:span text:style-name="T1">host-</text:span>65.53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8T16:35:48.866000000</meta:creation-date>
    <dc:date>2024-05-28T18:44:27.127000000</dc:date>
    <meta:editing-duration>PT3M42S</meta:editing-duration>
    <meta:editing-cycles>1</meta:editing-cycles>
    <meta:document-statistic meta:table-count="0" meta:image-count="0" meta:object-count="0" meta:page-count="2" meta:paragraph-count="51" meta:word-count="69" meta:character-count="1239" meta:non-whitespace-character-count="1102"/>
    <meta:generator>LibreOffice/24.2.3.2$Windows_X86_64 LibreOffice_project/433d9c2ded56988e8a90e6b2e771ee4e6a5ab2ba</meta:generator>
  </office:meta>
</office:document-meta>
</file>